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3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2:Tasks.F2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1/06/2011</text:date>, <text:time>17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6T17:18:54</dc:date>
    <dc:creator>jander nascimento</dc:creator>
    <meta:editing-duration>PT03H59M10S</meta:editing-duration>
    <meta:editing-cycles>29</meta:editing-cycles>
    <meta:generator>OpenOffice.org/3.2$Linux OpenOffice.org_project/320m12$Build-9483</meta:generator>
    <meta:document-statistic meta:table-count="2" meta:cell-count="156" meta:object-count="0"/>
  </office:meta>
</office:document-meta>
</file>